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220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6600"/>
    </style:style>
  </office:automatic-styles>
  <office:body>
    <office:spreadsheet>
      <table:calculation-settings table:automatic-find-labels="fals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Label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C13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GPIO_EXTI13</text:p>
          </table:table-cell>
          <table:table-cell table:style-name="ce1" office:value-type="string" calcext:value-type="string">
            <text:p>USER_Btn [B1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C14/OSC32_IN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RCC_OSC32_IN</text:p>
          </table:table-cell>
          <table:table-cell table:style-name="ce1" office:value-type="string" calcext:value-type="string">
            <text:p>LSE IN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C15/OSC32_OUT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RCC_OSC32_OUT</text:p>
          </table:table-cell>
          <table:table-cell table:style-name="ce1" office:value-type="string" calcext:value-type="string">
            <text:p>LSE Out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F0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I2C2_SDA</text:p>
          </table:table-cell>
          <table:table-cell table:style-name="ce1" office:value-type="string" calcext:value-type="string">
            <text:p>SDA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F1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I2C2_SCL</text:p>
          </table:table-cell>
          <table:table-cell table:style-name="ce1" office:value-type="string" calcext:value-type="string">
            <text:p>SCL</text:p>
          </table:table-cell>
          <table:table-cell table:style-name="ce1"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3_IN9</text:p>
          </table:table-cell>
          <table:table-cell office:value-type="string" calcext:value-type="string">
            <text:p>Analog 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3_IN14</text:p>
          </table:table-cell>
          <table:table-cell office:value-type="string" calcext:value-type="string">
            <text:p>Analog 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3_IN15</text:p>
          </table:table-cell>
          <table:table-cell office:value-type="string" calcext:value-type="string">
            <text:p>Analog 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3_IN8</text:p>
          </table:table-cell>
          <table:table-cell office:value-type="string" calcext:value-type="string">
            <text:p>Analog 9</text:p>
          </table:table-cell>
          <table:table-cell table:number-columns-repeated="101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H0/OSC_IN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RCC_OSC_IN</text:p>
          </table:table-cell>
          <table:table-cell table:style-name="ce1" office:value-type="string" calcext:value-type="string">
            <text:p>HSE IN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H1/OSC_OUT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RCC_OSC_OUT</text:p>
          </table:table-cell>
          <table:table-cell table:style-name="ce1" office:value-type="string" calcext:value-type="string">
            <text:p>HSE OUT (BYP)</text:p>
          </table:table-cell>
          <table:table-cell table:style-name="ce1"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Reset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1_IN10</text:p>
          </table:table-cell>
          <table:table-cell office:value-type="string" calcext:value-type="string">
            <text:p>Analog 3</text:p>
          </table:table-cell>
          <table:table-cell table:number-columns-repeated="101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C1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ETH_MDC</text:p>
          </table:table-cell>
          <table:table-cell table:style-name="ce1" office:value-type="string" calcext:value-type="string">
            <text:p>RMII_MDC [LAN8742A-CZ-TR_MDC]</text:p>
          </table:table-cell>
          <table:table-cell table:style-name="ce1"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1_IN12</text:p>
          </table:table-cell>
          <table:table-cell office:value-type="string" calcext:value-type="string">
            <text:p>Analog 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1_IN13</text:p>
          </table:table-cell>
          <table:table-cell office:value-type="string" calcext:value-type="string">
            <text:p>Analog 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0/WKUP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2_CH1</text:p>
          </table:table-cell>
          <table:table-cell office:value-type="string" calcext:value-type="string">
            <text:p>PWM1</text:p>
          </table:table-cell>
          <table:table-cell table:number-columns-repeated="101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PA1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ETH_REF_CLK</text:p>
          </table:table-cell>
          <table:table-cell table:style-name="ce1" office:value-type="string" calcext:value-type="string">
            <text:p>RMII_REF_CLK [LAN8742A-CZ-TR_REFCLK0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A2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ETH_MDIO</text:p>
          </table:table-cell>
          <table:table-cell table:style-name="ce1" office:value-type="string" calcext:value-type="string">
            <text:p>RMII_MDIO [LAN8742A-CZ-TR_MDIO]</text:p>
          </table:table-cell>
          <table:table-cell table:style-name="ce1"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1_IN3</text:p>
          </table:table-cell>
          <table:table-cell office:value-type="string" calcext:value-type="string">
            <text:p>Analog 1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PA7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ETH_CRS_DV</text:p>
          </table:table-cell>
          <table:table-cell table:style-name="ce1" office:value-type="string" calcext:value-type="string">
            <text:p>RMII_CRS_DV [LAN8742A-CZ-TR_CRS_DV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PC4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ETH_RXD0</text:p>
          </table:table-cell>
          <table:table-cell table:style-name="ce1" office:value-type="string" calcext:value-type="string">
            <text:p>RMII_RXD0 [LAN8742A-CZ-TR_RXD0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PC5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ETH_RXD1</text:p>
          </table:table-cell>
          <table:table-cell table:style-name="ce1" office:value-type="string" calcext:value-type="string">
            <text:p>RMII_RXD1 [LAN8742A-CZ-TR_RXD1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PB0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GPIO_Output</text:p>
          </table:table-cell>
          <table:table-cell table:style-name="ce1" office:value-type="string" calcext:value-type="string">
            <text:p>LD1 [Green]</text:p>
          </table:table-cell>
          <table:table-cell table:style-name="ce1"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DC1_IN9</text:p>
          </table:table-cell>
          <table:table-cell office:value-type="string" calcext:value-type="string">
            <text:p>Analog 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10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11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Retro 1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Retro 2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Retro 3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PWM2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PWM3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PB13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ETH_TXD1</text:p>
          </table:table-cell>
          <table:table-cell table:style-name="ce1" office:value-type="string" calcext:value-type="string">
            <text:p>RMII_TXD1 [LAN8742A-CZ-TR_TXD1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B14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GPIO_Output</text:p>
          </table:table-cell>
          <table:table-cell table:style-name="ce1" office:value-type="string" calcext:value-type="string">
            <text:p>LD3 [Red]</text:p>
          </table:table-cell>
          <table:table-cell table:style-name="ce1"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D8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USART3_TX</text:p>
          </table:table-cell>
          <table:table-cell table:style-name="ce1" office:value-type="string" calcext:value-type="string">
            <text:p>UART USB TX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D9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USART3_RX</text:p>
          </table:table-cell>
          <table:table-cell table:style-name="ce1" office:value-type="string" calcext:value-type="string">
            <text:p>UART USB RX</text:p>
          </table:table-cell>
          <table:table-cell table:style-name="ce1"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PIO_Input</text:p>
          </table:table-cell>
          <table:table-cell office:value-type="string" calcext:value-type="string">
            <text:p>Limit Switch 1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PIO_Input</text:p>
          </table:table-cell>
          <table:table-cell office:value-type="string" calcext:value-type="string">
            <text:p>Limit Switch 2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USB_PowerSwitchOn [STMPS2151STR_EN]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PIO_Input</text:p>
          </table:table-cell>
          <table:table-cell office:value-type="string" calcext:value-type="string">
            <text:p>USB_OverCurrent [STMPS2151STR_FAULT]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DDUSB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SD Card D0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SD Card D1</text:p>
          </table:table-cell>
          <table:table-cell table:number-columns-repeated="1019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A8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USB_OTG_FS_SOF</text:p>
          </table:table-cell>
          <table:table-cell table:style-name="ce1" office:value-type="string" calcext:value-type="string">
            <text:p>USB_SOF [TP1]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A9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USB_OTG_FS_VBUS</text:p>
          </table:table-cell>
          <table:table-cell table:style-name="ce1" office:value-type="string" calcext:value-type="string">
            <text:p>USB_VBUS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A10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USB_OTG_FS_ID</text:p>
          </table:table-cell>
          <table:table-cell table:style-name="ce1" office:value-type="string" calcext:value-type="string">
            <text:p>USB_ID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A11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USB_OTG_FS_DM</text:p>
          </table:table-cell>
          <table:table-cell table:style-name="ce1" office:value-type="string" calcext:value-type="string">
            <text:p>USB_DM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PA12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USB_OTG_FS_DP</text:p>
          </table:table-cell>
          <table:table-cell table:style-name="ce1" office:value-type="string" calcext:value-type="string">
            <text:p>USB_DP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A13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YS_JTMS-SWDIO</text:p>
          </table:table-cell>
          <table:table-cell table:style-name="ce1" office:value-type="string" calcext:value-type="string">
            <text:p>TMS</text:p>
          </table:table-cell>
          <table:table-cell table:style-name="ce1"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PA14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YS_JTCK-SWCLK</text:p>
          </table:table-cell>
          <table:table-cell table:style-name="ce1" office:value-type="string" calcext:value-type="string">
            <text:p>TCK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PA15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YS_JTDI</text:p>
          </table:table-cell>
          <table:table-cell table:style-name="ce1"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MMC1_D2</text:p>
          </table:table-cell>
          <table:table-cell office:value-type="string" calcext:value-type="string">
            <text:p>SD Card D2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MMC1_D3</text:p>
          </table:table-cell>
          <table:table-cell office:value-type="string" calcext:value-type="string">
            <text:p>SD Card D3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MMC1_CK</text:p>
          </table:table-cell>
          <table:table-cell office:value-type="string" calcext:value-type="string">
            <text:p>SD Card CK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1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2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DMMC1_CMD</text:p>
          </table:table-cell>
          <table:table-cell office:value-type="string" calcext:value-type="string">
            <text:p>SD Card CMD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3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4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5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DDSDMMC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6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GPIO7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PG11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ETH_TX_EN</text:p>
          </table:table-cell>
          <table:table-cell table:style-name="ce1" office:value-type="string" calcext:value-type="string">
            <text:p>RMII_TX_EN [LAN8742A-CZ-TR_TXEN]</text:p>
          </table:table-cell>
          <table:table-cell table:style-name="ce1"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PG13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ETH_TXD0</text:p>
          </table:table-cell>
          <table:table-cell table:style-name="ce1" office:value-type="string" calcext:value-type="string">
            <text:p>RMII_TXD0 [LAN8742A-CZ-TR_TXD0]</text:p>
          </table:table-cell>
          <table:table-cell table:style-name="ce1"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G14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PB3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YS_JTDO-SWO</text:p>
          </table:table-cell>
          <table:table-cell table:style-name="ce1" table:number-columns-repeated="1020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PB4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SYS_JTRST</text:p>
          </table:table-cell>
          <table:table-cell table:style-name="ce1"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PB7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GPIO_Output</text:p>
          </table:table-cell>
          <table:table-cell table:style-name="ce1" office:value-type="string" calcext:value-type="string">
            <text:p>LD2 [Blue]</text:p>
          </table:table-cell>
          <table:table-cell table:style-name="ce1"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Boot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DR_ON</text:p>
          </table:table-cell>
          <table:table-cell office:value-type="string" calcext:value-type="string">
            <text:p>Reset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1T16:52:04.220801845</dc:date>
    <meta:editing-duration>PT6M24S</meta:editing-duration>
    <meta:editing-cycles>1</meta:editing-cycles>
    <meta:document-statistic meta:table-count="1" meta:cell-count="568" meta:object-count="0"/>
    <meta:generator>LibreOffice/5.1.6.2$Linux_X86_64 LibreOffice_project/10m0$Build-2</meta:generator>
  </office:meta>
</office:document-meta>
</file>